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ultipartHttpServletRequest.getReques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ultipartHttpServletRequest.getFil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ultipartHttpServletRequest.initialize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MultiFi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Fi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AbstractMultipartHttpServl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get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ultipartHttpServletRequest.setMultipartFiles( MultiValueMap &lt; String , MultipartFile &gt; multipart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ultipartHttpServletRequest.getMultipar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